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DE0000025F6BA5156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6.193cm" svg:height="16.059cm" svg:x="0.972cm" svg:y="2.553cm">
          <draw:image xlink:href="Pictures/10000000000003DE0000025F6BA5156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</meta:initial-creator>
    <meta:creation-date>2010-12-12T12:24:17.21</meta:creation-date>
    <meta:editing-duration>PT22H20M59S</meta:editing-duration>
    <meta:editing-cycles>2</meta:editing-cycles>
    <dc:date>2010-12-13T11:00:26.95</dc:date>
    <dc:creator>David </dc:creator>
    <meta:document-statistic meta:object-count="26"/>
    <meta:generator>OpenOffice.org/3.2$Win32 OpenOffice.org_project/320m18$Build-9502</meta:generator>
  </office:meta>
</office:document-meta>
</file>